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974" officeooo:paragraph-rsid="000c3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jango test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3:22:18.651334132</meta:creation-date>
    <dc:date>2024-02-06T23:23:26.207857713</dc:date>
    <meta:editing-duration>PT1M8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4"/>
    <meta:generator>LibreOffice/7.5.9.2$Linux_X86_64 LibreOffice_project/50$Build-2</meta:generator>
  </office:meta>
</office:document-meta>
</file>